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f6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React Hooks</text:p>
      <text:p text:style-name="P1">Hooks let you use different React features from your components. You can either use the built-in Hooks or combine them to build your own. This page lists all built-in Hooks in React.</text:p>
      <text:h text:style-name="Heading_20_1" text:outline-level="1">State Hooks</text:h>
      <text:p text:style-name="Standard">State lets a component “remember” information like user input. For example, a form component can use state to store the input value, while an image gallery component can use state to store the selected image index.</text:p>
      <text:h text:style-name="Heading_20_2" text:outline-level="2">useState</text:h>
      <text:p text:style-name="Standard">declares a state variable that you can update directly.</text:p>
      <text:p text:style-name="Standard">example: ‘’</text:p>
      <text:h text:style-name="Heading_20_2" text:outline-level="2">useReducer</text:h>
      <text:p text:style-name="Standard">declares a state variable with the update logic inside a reducer function.</text:p>
      <text:p text:style-name="Standard">example: ‘’</text:p>
      <text:h text:style-name="Heading_20_1" text:outline-level="1">Context Hooks</text:h>
      <text:p text:style-name="Standard">Context lets a component receive information from distant parents without passing it as props. For example, your app’s top-level component can pass the current UI theme to all components below, no matter how deep.</text:p>
      <text:h text:style-name="Heading_20_2" text:outline-level="2">useContext</text:h>
      <text:p text:style-name="Standard">reads and subscribes to a context.</text:p>
      <text:p text:style-name="Standard"><text:s/>example: ‘’</text:p>
      <text:h text:style-name="Heading_20_1" text:outline-level="1">Ref Hooks</text:h>
      <text:p text:style-name="Standard">Refs let a component hold some information that isn’t used for rendering, like a DOM node or a timeout ID. Unlike with state, updating a ref does not re-render your component. Refs are an “escape hatch” from the React paradigm. They are useful when you need to work with non-React systems, such as the built-in browser APIs.</text:p>
      <text:h text:style-name="Heading_20_2" text:outline-level="2">useRef</text:h>
      <text:p text:style-name="Standard">declares a ref. You can hold any value in it, but most often it’s used to hold a DOM node.',</text:p>
      <text:p text:style-name="Standard">example: ‘’</text:p>
      <text:h text:style-name="Heading_20_2" text:outline-level="2">useImperativeHandle</text:h>
      <text:p text:style-name="Standard">lets you customize the ref exposed by your component. This is rarely used.',</text:p>
      <text:p text:style-name="Standard">example: ‘’</text:p>
      <text:h text:style-name="Heading_20_1" text:outline-level="1"><text:soft-page-break/>Effect Hooks</text:h>
      <text:p text:style-name="Standard">Effects let a component connect to and synchronize with external systems. This includes dealing with network, browser DOM, animations, widgets written using a different UI library, and other non-React code.</text:p>
      <text:h text:style-name="Heading_20_2" text:outline-level="2">useEffect</text:h>
      <text:p text:style-name="Standard">connects a component to an external system.</text:p>
      <text:h text:style-name="Heading_20_2" text:outline-level="2">useLayoutEffect</text:h>
      <text:p text:style-name="Standard">fires before the browser repaints the screen. You can measure layout here.</text:p>
      <text:p text:style-name="Standard">example: ‘’</text:p>
      <text:h text:style-name="Heading_20_2" text:outline-level="2">useInsertionEffect</text:h>
      <text:p text:style-name="Standard">fires before React makes changes to the DOM. Libraries can insert dynamic CSS here.</text:p>
      <text:p text:style-name="Standard">example: ‘’</text:p>
      <text:h text:style-name="Heading_20_1" text:outline-level="1">Performance Hooks</text:h>
      <text:p text:style-name="Standard">A common way to optimize re-rendering performance is to skip unnecessary work. For example, you can tell React to reuse a cached calculation or to skip a re-render if the data has not changed since the previous render.</text:p>
      <text:h text:style-name="Heading_20_2" text:outline-level="2">useMemo</text:h>
      <text:p text:style-name="Standard">lets you cache the result of an expensive calculation.</text:p>
      <text:p text:style-name="Standard">example: ‘’</text:p>
      <text:h text:style-name="Heading_20_2" text:outline-level="2">useCallback</text:h>
      <text:p text:style-name="Standard">lets you cache a function definition before passing it down to an optimized component.</text:p>
      <text:p text:style-name="Standard">example: ‘’</text:p>
      <text:h text:style-name="Heading_20_2" text:outline-level="2">useTransition</text:h>
      <text:p text:style-name="Standard">lets you mark a state transition as non-blocking and allow other updates to interrupt it.</text:p>
      <text:p text:style-name="Standard">example: ‘’</text:p>
      <text:h text:style-name="Heading_20_2" text:outline-level="2">useDeferredValue</text:h>
      <text:p text:style-name="Standard">lets you defer updating a non-critical part of the UI and let other parts update first.</text:p>
      <text:p text:style-name="Standard">example: ‘’</text:p>
      <text:h text:style-name="Heading_20_1" text:outline-level="1">Resource Hooks</text:h>
      <text:p text:style-name="Standard">Resources can be accessed by a component without having them as part of their state. For example, a component can read a message from a Promise or read styling information from a context.</text:p>
      <text:h text:style-name="Heading_20_2" text:outline-level="2"><text:soft-page-break/>use</text:h>
      <text:p text:style-name="Standard">use lets you read the value of a resource like a Promise or context.</text:p>
      <text:p text:style-name="Standard">example: ‘’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4T19:34:40.066000000</meta:creation-date>
    <dc:date>2024-02-04T20:21:33.457000000</dc:date>
    <meta:editing-duration>PT46M55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3" meta:paragraph-count="52" meta:word-count="472" meta:character-count="2824" meta:non-whitespace-character-count="2403"/>
  </office:meta>
</office:document-meta>
</file>